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404040" style:font-name="Consolas" fo:font-size="9pt" fo:letter-spacing="normal" fo:font-style="normal" fo:font-weight="bold"/>
    </style:style>
    <style:style style:name="P2" style:family="paragraph" style:parent-style-name="Preformatted_20_Text">
      <style:paragraph-properties fo:margin-top="0in" fo:margin-bottom="0in" loext:contextual-spacing="false" fo:line-height="150%" fo:orphans="2" fo:widows="2" fo:padding="0in" fo:border="none"/>
      <style:text-properties fo:font-variant="normal" fo:text-transform="none" fo:color="#404040" style:font-name="Consolas" fo:font-size="9pt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color="#008080"/>
    </style:style>
    <style:style style:name="T3" style:family="text">
      <style:text-properties fo:color="#dd1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global]</text:p>
      <text:p text:style-name="P2"><text:span text:style-name="T2">device</text:span> <text:span text:style-name="T1">=</text:span> <text:span text:style-name="T3">cuda</text:span></text:p>
      <text:p text:style-name="P2"><text:span text:style-name="T2">floatX</text:span> <text:span text:style-name="T1">=</text:span> <text:span text:style-name="T3">float32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8:28:17.221691649</meta:creation-date>
    <dc:date>2018-03-22T18:28:51.232354393</dc:date>
    <meta:editing-duration>PT34S</meta:editing-duration>
    <meta:editing-cycles>1</meta:editing-cycles>
    <meta:document-statistic meta:table-count="0" meta:image-count="0" meta:object-count="0" meta:page-count="1" meta:paragraph-count="3" meta:word-count="7" meta:character-count="37" meta:non-whitespace-character-count="33"/>
    <meta:generator>LibreOffice/5.1.6.2$Linux_X86_64 LibreOffice_project/10m0$Build-2</meta:generator>
  </office:meta>
</office:document-meta>
</file>